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900000381E108B01FB10C231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rif" svg:font-family="'CMU Serif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75cm" fo:min-width="2.75cm"/>
    </style:style>
    <style:style style:name="gr3" style:family="graphic" style:parent-style-name="standard">
      <style:graphic-properties draw:stroke="none" svg:stroke-color="#000000" draw:fill="none" draw:fill-color="#ffffff" fo:min-height="2.95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text-properties fo:color="#000000" loext:opacity="100%" style:font-name="CMU Serif" fo:font-size="32pt" fo:font-weight="normal" style:font-size-asian="32pt" style:font-weight-asian="normal" style:font-size-complex="32pt" style:font-weight-complex="normal"/>
    </style:style>
    <style:style style:name="P4" style:family="paragraph">
      <loext:graphic-properties draw:fill="none" draw:fill-color="#ffffff"/>
      <style:text-properties fo:color="#000000" loext:opacity="100%" style:font-name="CMU Serif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color="#000000" loext:opacity="100%" style:font-name="CMU Serif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draw:layer="layout" svg:width="18.999cm" svg:height="25.025cm" svg:x="1cm" svg:y="2.337cm">
          <draw:image xlink:href="Pictures/10000001000002A900000381E108B01FB10C2317.png" xlink:type="simple" xlink:show="embed" xlink:actuate="onLoad" draw:mime-type="image/png">
            <text:p/>
          </draw:image>
        </draw:frame>
        <draw:custom-shape draw:style-name="gr2" draw:text-style-name="P2" draw:layer="layout" svg:width="3.25cm" svg:height="2cm" svg:x="0.5cm" svg:y="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25cm" svg:height="3.205cm" svg:x="0.75cm" svg:y="8.75cm">
          <draw:text-box>
            <text:p text:style-name="P3"><text:span text:style-name="T1">R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rif" svg:font-family="'CMU Serif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4-30T15:23:34.638698687</dc:date>
    <meta:editing-duration>PT1M5S</meta:editing-duration>
    <meta:editing-cycles>1</meta:editing-cycles>
    <meta:document-statistic meta:object-count="3"/>
    <meta:generator>LibreOffice/7.3.7.2$Linux_X86_64 LibreOffice_project/30$Build-2</meta:generator>
  </office:meta>
</office:document-meta>
</file>